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edcc6" draw:textarea-horizontal-align="justify" draw:textarea-vertical-align="middle" draw:auto-grow-height="false" fo:min-height="2.35cm" fo:min-width="2.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85cm" fo:min-width="8.7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3.05cm" fo:min-width="2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fedcc6" draw:textarea-horizontal-align="justify" draw:textarea-vertical-align="middle" draw:auto-grow-height="false" fo:min-height="2.35cm" fo:min-width="2.907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6.85cm" fo:min-width="17.8cm"/>
    </style:style>
    <style:style style:name="gr9" style:family="graphic" style:parent-style-name="standard">
      <style:graphic-properties draw:fill-color="#fcd4d1" draw:textarea-horizontal-align="justify" draw:textarea-vertical-align="middle" draw:auto-grow-height="false" fo:min-height="2.65cm" fo:min-width="1.7cm"/>
    </style:style>
    <style:style style:name="P1" style:family="paragraph">
      <style:paragraph-properties fo:text-align="center"/>
    </style:style>
    <style:style style:name="P2" style:family="paragraph">
      <loext:graphic-properties draw:fill-color="#fedcc6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cd4d1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2cm" svg:height="2.6cm" svg:x="3.9cm" svg:y="2.3cm">
          <text:p text:style-name="P1">Producer 1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2cm" svg:height="2.6cm" svg:x="7.7cm" svg:y="2.3cm">
          <text:p text:style-name="P1">Producer 2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2cm" svg:height="2.6cm" svg:x="12cm" svg:y="2.3cm">
          <text:p text:style-name="P1">Producer M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9.2cm" svg:height="5.1cm" svg:x="5.8cm" svg:y="8.9cm">
          <text:p text:style-name="P1"><text:span text:style-name="T1">Scheduler</text:span><text:span text:style-name="T1"><text:line-break/></text:span><text:span text:style-name="T1">- fair scheduling (round robin)</text:span><text:span text:style-name="T1"><text:line-break/></text:span><text:span text:style-name="T1">- order of job insertion</text:span><text:span text:style-name="T1"><text:line-break/></text:span>per producer is retained<text:line-break/>- fn clear_all_of(prod_id)<text:line-break/>- producers are<text:line-break/>added/removed live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3.4cm" svg:height="3.3cm" svg:x="2.3cm" svg:y="15.5cm">
          <text:p text:style-name="P1">Worker 1<text:line-break/>(blocking)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3.4cm" svg:height="3.3cm" svg:x="6.7cm" svg:y="15.5cm">
          <text:p text:style-name="P1"><text:span text:style-name="T1">Worker 2</text:span><text:span text:style-name="T1"><text:line-break/></text:span>(blocking)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3.4cm" svg:height="3.3cm" svg:x="12.1cm" svg:y="15.5cm">
          <text:p text:style-name="P1">Worker N<text:line-break/>(blocking)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5.5cm" svg:y1="4.9cm" svg:x2="10.4cm" svg:y2="8.9cm" draw:start-shape="id1" draw:start-glue-point="2" draw:end-shape="id2" draw:end-glue-point="0" svg:d="M5500 4900v2000h4900v2000" svg:viewBox="0 0 4901 4001">
          <text:p/>
        </draw:connector>
        <draw:connector draw:style-name="gr4" draw:text-style-name="P5" draw:layer="layout" svg:x1="9.3cm" svg:y1="4.9cm" svg:x2="10.4cm" svg:y2="8.9cm" draw:start-shape="id3" draw:start-glue-point="2" draw:end-shape="id2" draw:end-glue-point="0" svg:d="M9300 4900v2000h1100v2000" svg:viewBox="0 0 1101 4001">
          <text:p/>
        </draw:connector>
        <draw:connector draw:style-name="gr4" draw:text-style-name="P5" draw:layer="layout" svg:x1="13.6cm" svg:y1="4.9cm" svg:x2="10.4cm" svg:y2="8.9cm" draw:start-shape="id4" draw:start-glue-point="2" draw:end-shape="id2" draw:end-glue-point="0" svg:d="M13600 4900v2000h-3200v2000" svg:viewBox="0 0 3201 4001">
          <text:p/>
        </draw:connector>
        <draw:connector draw:style-name="gr4" draw:text-style-name="P5" draw:layer="layout" draw:type="lines" svg:x1="10.4cm" svg:y1="14cm" svg:x2="4cm" svg:y2="15.5cm" draw:start-shape="id2" draw:start-glue-point="2" draw:end-shape="id5" draw:end-glue-point="0" svg:d="M10400 14000v501l-6400 498v501" svg:viewBox="0 0 6401 1501">
          <text:p/>
        </draw:connector>
        <draw:connector draw:style-name="gr4" draw:text-style-name="P5" draw:layer="layout" draw:type="lines" svg:x1="10.4cm" svg:y1="14cm" svg:x2="8.4cm" svg:y2="15.5cm" draw:start-shape="id2" draw:start-glue-point="2" draw:end-shape="id6" svg:d="M10400 14000v501l-2000 498v501" svg:viewBox="0 0 2001 1501">
          <text:p/>
        </draw:connector>
        <draw:connector draw:style-name="gr4" draw:text-style-name="P5" draw:layer="layout" draw:type="lines" svg:x1="10.4cm" svg:y1="14cm" svg:x2="13.8cm" svg:y2="15.5cm" draw:start-shape="id2" draw:start-glue-point="2" draw:end-shape="id7" draw:end-glue-point="0" svg:d="M10400 14000v501l3400 498v501" svg:viewBox="0 0 3401 1501">
          <text:p/>
        </draw:connector>
        <draw:line draw:style-name="gr5" draw:text-style-name="P5" draw:layer="layout" svg:x1="13.9cm" svg:y1="6.2cm" svg:x2="15.5cm" svg:y2="6.1cm">
          <text:p text:style-name="P1"/>
        </draw:line>
        <draw:frame draw:style-name="gr6" draw:text-style-name="P6" draw:layer="layout" svg:width="3.207cm" svg:height="0.962cm" svg:x="15.7cm" svg:y="5.638cm">
          <draw:text-box>
            <text:p>Channel?</text:p>
          </draw:text-box>
        </draw:frame>
      </draw:page>
      <draw:page draw:name="page2" draw:style-name="dp1" draw:master-page-name="Default">
        <draw:custom-shape draw:style-name="gr1" draw:text-style-name="P2" xml:id="id12" draw:id="id12" draw:layer="layout" svg:width="3.2cm" svg:height="2.6cm" svg:x="2cm" svg:y="1.2cm">
          <text:p text:style-name="P1">Producer 1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3.2cm" svg:height="2.6cm" svg:x="8.3cm" svg:y="1.3cm">
          <text:p text:style-name="P1">Producer 2</text:p>
          <draw:enhanced-geometry svg:viewBox="0 0 21600 21600" draw:type="rectangle" draw:enhanced-path="M 0 0 L 21600 0 21600 21600 0 21600 0 0 Z N"/>
        </draw:custom-shape>
        <draw:custom-shape draw:style-name="gr7" draw:text-style-name="P2" xml:id="id16" draw:id="id16" draw:layer="layout" svg:width="3.407cm" svg:height="2.6cm" svg:x="13.793cm" svg:y="1.4cm">
          <text:p text:style-name="P1">Producer M</text:p>
          <draw:enhanced-geometry svg:viewBox="0 0 21600 21600" draw:type="rectangle" draw:enhanced-path="M 0 0 L 21600 0 21600 21600 0 21600 0 0 Z N"/>
        </draw:custom-shape>
        <draw:custom-shape draw:style-name="gr8" draw:text-style-name="P3" xml:id="id8" draw:id="id8" draw:layer="layout" svg:width="18.3cm" svg:height="17.1cm" svg:x="1.3cm" svg:y="6.2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xml:id="id9" draw:id="id9" draw:layer="layout" svg:width="3.4cm" svg:height="3.3cm" svg:x="2.5cm" svg:y="25.1cm">
          <text:p text:style-name="P1">Worker 1<text:line-break/>(blocking)</text:p>
          <draw:enhanced-geometry svg:viewBox="0 0 21600 21600" draw:type="rectangle" draw:enhanced-path="M 0 0 L 21600 0 21600 21600 0 21600 0 0 Z N"/>
        </draw:custom-shape>
        <draw:custom-shape draw:style-name="gr3" draw:text-style-name="P4" xml:id="id10" draw:id="id10" draw:layer="layout" svg:width="3.4cm" svg:height="3.3cm" svg:x="6.9cm" svg:y="25.1cm">
          <text:p text:style-name="P1"><text:span text:style-name="T1">Worker 2</text:span><text:span text:style-name="T1"><text:line-break/></text:span>(blocking)</text:p>
          <draw:enhanced-geometry svg:viewBox="0 0 21600 21600" draw:type="rectangle" draw:enhanced-path="M 0 0 L 21600 0 21600 21600 0 21600 0 0 Z N"/>
        </draw:custom-shape>
        <draw:custom-shape draw:style-name="gr3" draw:text-style-name="P4" xml:id="id11" draw:id="id11" draw:layer="layout" svg:width="3.4cm" svg:height="3.3cm" svg:x="12.3cm" svg:y="25.1cm">
          <text:p text:style-name="P1">Worker N<text:line-break/>(blocking)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10.45cm" svg:y1="23.3cm" svg:x2="4.2cm" svg:y2="25.1cm" draw:start-shape="id8" draw:start-glue-point="2" draw:end-shape="id9" draw:end-glue-point="0" svg:d="M10450 23300v501l-6250 798v501" svg:viewBox="0 0 6251 1801">
          <text:p/>
        </draw:connector>
        <draw:connector draw:style-name="gr4" draw:text-style-name="P5" draw:layer="layout" draw:type="lines" svg:x1="10.45cm" svg:y1="23.3cm" svg:x2="8.6cm" svg:y2="25.1cm" draw:start-shape="id8" draw:start-glue-point="2" draw:end-shape="id10" svg:d="M10450 23300v501l-1850 798v501" svg:viewBox="0 0 1851 1801">
          <text:p/>
        </draw:connector>
        <draw:connector draw:style-name="gr4" draw:text-style-name="P5" draw:layer="layout" draw:type="lines" svg:x1="10.45cm" svg:y1="23.3cm" svg:x2="14cm" svg:y2="25.1cm" draw:start-shape="id8" draw:start-glue-point="2" draw:end-shape="id11" draw:end-glue-point="0" svg:d="M10450 23300v501l3550 798v501" svg:viewBox="0 0 3551 1801">
          <text:p/>
        </draw:connector>
        <draw:frame draw:style-name="gr6" draw:text-style-name="P6" xml:id="id18" draw:id="id18" draw:layer="layout" svg:width="9.341cm" svg:height="6.65cm" svg:x="5.326cm" svg:y="16.5cm">
          <draw:text-box>
            <text:p><text:span text:style-name="T1">Scheduler</text:span><text:span text:style-name="T1"><text:line-break/></text:span><text:span text:style-name="T1">- fair scheduling (round robin)</text:span><text:span text:style-name="T1"><text:line-break/></text:span><text:span text:style-name="T1">- limited, back pressured queue</text:span><text:span text:style-name="T1"><text:line-break/></text:span><text:span text:style-name="T1">for each producer</text:span><text:span text:style-name="T1"><text:line-break/></text:span><text:span text:style-name="T1">- order of job insertion</text:span><text:span text:style-name="T1"><text:line-break/></text:span>per producer is retained<text:line-break/>- fn clear_all_of(prod_id)<text:line-break/>- producers are<text:line-break/>added/removed live</text:p>
          </draw:text-box>
        </draw:frame>
        <draw:custom-shape draw:style-name="gr9" draw:text-style-name="P7" xml:id="id13" draw:id="id13" draw:layer="layout" svg:width="2.2cm" svg:height="2.9cm" svg:x="3.4cm" svg:y="7.1cm">
          <text:p text:style-name="P1">Queue<text:line-break/>Prod 1</text:p>
          <draw:enhanced-geometry svg:viewBox="0 0 21600 21600" draw:type="rectangle" draw:enhanced-path="M 0 0 L 21600 0 21600 21600 0 21600 0 0 Z N"/>
        </draw:custom-shape>
        <draw:custom-shape draw:style-name="gr9" draw:text-style-name="P7" xml:id="id15" draw:id="id15" draw:layer="layout" svg:width="2.2cm" svg:height="2.9cm" svg:x="8.4cm" svg:y="7.2cm">
          <text:p text:style-name="P1">Queue<text:line-break/>Prod 2</text:p>
          <draw:enhanced-geometry svg:viewBox="0 0 21600 21600" draw:type="rectangle" draw:enhanced-path="M 0 0 L 21600 0 21600 21600 0 21600 0 0 Z N"/>
        </draw:custom-shape>
        <draw:custom-shape draw:style-name="gr9" draw:text-style-name="P7" xml:id="id17" draw:id="id17" draw:layer="layout" svg:width="2.2cm" svg:height="2.9cm" svg:x="14.2cm" svg:y="7.1cm">
          <text:p text:style-name="P1">Queue<text:line-break/>Prod M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3.6cm" svg:y1="3.8cm" svg:x2="4.5cm" svg:y2="7.1cm" draw:start-shape="id12" draw:start-glue-point="2" draw:end-shape="id13" draw:end-glue-point="0" svg:d="M3600 3800v501l900 2298v501" svg:viewBox="0 0 901 3301">
          <text:p/>
        </draw:connector>
        <draw:connector draw:style-name="gr4" draw:text-style-name="P5" draw:layer="layout" draw:type="lines" svg:x1="9.9cm" svg:y1="3.9cm" svg:x2="9.5cm" svg:y2="7.2cm" draw:start-shape="id14" draw:start-glue-point="2" draw:end-shape="id15" draw:end-glue-point="0" svg:d="M9900 3900v501l-400 2298v501" svg:viewBox="0 0 401 3301">
          <text:p/>
        </draw:connector>
        <draw:connector draw:style-name="gr4" draw:text-style-name="P5" draw:layer="layout" draw:type="lines" svg:x1="15.496cm" svg:y1="4cm" svg:x2="15.3cm" svg:y2="7.1cm" draw:start-shape="id16" draw:start-glue-point="2" draw:end-shape="id17" svg:d="M15496 4000v501l-196 2098v501" svg:viewBox="0 0 197 3101">
          <text:p/>
        </draw:connector>
        <draw:connector draw:style-name="gr4" draw:text-style-name="P5" draw:layer="layout" draw:type="lines" svg:x1="4.5cm" svg:y1="10cm" svg:x2="9.996cm" svg:y2="16.5cm" draw:start-shape="id13" draw:start-glue-point="2" draw:end-shape="id18" draw:end-glue-point="0" svg:d="M4500 10000v501l5496 5499v500" svg:viewBox="0 0 5497 6501">
          <text:p/>
        </draw:connector>
        <draw:connector draw:style-name="gr4" draw:text-style-name="P5" draw:layer="layout" draw:type="lines" svg:x1="9.5cm" svg:y1="10.1cm" svg:x2="9.996cm" svg:y2="16.5cm" draw:start-shape="id15" draw:start-glue-point="2" draw:end-shape="id18" draw:end-glue-point="0" svg:d="M9500 10100v501l496 5399v500" svg:viewBox="0 0 497 6401">
          <text:p/>
        </draw:connector>
        <draw:connector draw:style-name="gr4" draw:text-style-name="P5" draw:layer="layout" draw:type="lines" svg:x1="15.3cm" svg:y1="10cm" svg:x2="9.996cm" svg:y2="16.5cm" draw:start-shape="id17" draw:start-glue-point="2" draw:end-shape="id18" draw:end-glue-point="0" svg:d="M15300 10000v501l-5304 5499v500" svg:viewBox="0 0 5305 6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7T14:12:10.358321797</meta:creation-date>
    <dc:date>2019-01-07T16:54:56.003939976</dc:date>
    <meta:editing-duration>PT2H22M25S</meta:editing-duration>
    <meta:editing-cycles>1</meta:editing-cycles>
    <meta:document-statistic meta:object-count="35"/>
    <meta:generator>LibreOffice/6.0.7.3$Linux_X86_64 LibreOffice_project/00m0$Build-3</meta:generator>
  </office:meta>
</office:document-meta>
</file>